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01in"/>
    </style:style>
    <style:style style:name="TableColumn3" style:family="table-column">
      <style:table-column-properties style:column-width="1.3819in"/>
    </style:style>
    <style:style style:name="Table1" style:family="table" style:master-page-name="MP0">
      <style:table-properties style:width="3.052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 Name: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Goal: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Scope: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Level: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Primary Actor: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Secondary Actors: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riggers: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Pre-conditions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Success Guarantees: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Main Success Scenario:</text:p>
          </table:table-cell>
          <table:table-cell table:style-name="TableCell52">
            <text:p text:style-name="P53"/>
            <text:p text:style-name="P54"/>
          </table:table-cell>
        </table:table-row>
        <table:table-row table:style-name="TableRow55">
          <table:table-cell table:style-name="TableCell56">
            <text:p text:style-name="P57">Alternative Scenarios:</text:p>
          </table:table-cell>
          <table:table-cell table:style-name="TableCell58">
            <text:p text:style-name="P59"/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Bennett</meta:initial-creator>
    <dc:creator>Simon Bennett</dc:creator>
    <meta:creation-date>2015-03-11T12:20:00Z</meta:creation-date>
    <dc:date>2015-03-11T12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27" meta:character-count="184" meta:row-count="1" meta:non-whitespace-character-count="158"/>
  </office:meta>
</office:document-meta>
</file>